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47b" officeooo:paragraph-rsid="0017b4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mos el servico de postgres</text:p>
      <text:p text:style-name="P1">/etc/init.d/postgres stop</text:p>
      <text:p text:style-name="P1"/>
      <text:p text:style-name="P1">docker levantados</text:p>
      <text:p text:style-name="P1">docker ps -a </text:p>
      <text:p text:style-name="P1"/>
      <text:p text:style-name="P1">para pararlos</text:p>
      <text:p text:style-name="P1"/>
      <text:p text:style-name="P1">docker stop <text:s/>y los nombres de los docker </text:p>
      <text:p text:style-name="P1"/>
      <text:p text:style-name="P1">y para borrar</text:p>
      <text:p text:style-name="P1"/>
      <text:p text:style-name="P1">docker rm y los nombres de los dockers</text:p>
      <text:p text:style-name="P1"/>
      <text:p text:style-name="P1"/>
      <text:p text:style-name="P1">ruta nueva </text:p>
      <text:p text:style-name="P1">y git clone de albañiles digitales</text:p>
      <text:p text:style-name="P1"/>
      <text:p text:style-name="P1"/>
      <text:p text:style-name="P1">y seguir los pasos.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9:34:48.594342516</meta:creation-date>
    <dc:date>2024-12-10T19:37:59.383747522</dc:date>
    <meta:editing-duration>PT3M11S</meta:editing-duration>
    <meta:editing-cycles>1</meta:editing-cycles>
    <meta:document-statistic meta:table-count="0" meta:image-count="0" meta:object-count="0" meta:page-count="1" meta:paragraph-count="11" meta:word-count="45" meta:character-count="255" meta:non-whitespace-character-count="217"/>
    <meta:generator>LibreOffice/24.2.7.2$Linux_X86_64 LibreOffice_project/420$Build-2</meta:generator>
  </office:meta>
</office:document-meta>
</file>